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11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23">
      <style:table-cell-properties fo:border-bottom="none" fo:border-left="none" fo:border-right="none" fo:border-top="0.06pt solid #000000"/>
    </style:style>
    <style:style style:name="ce8" style:family="table-cell" style:parent-style-name="Default" style:data-style-name="N123"/>
    <style:style style:name="ce9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123">
      <style:text-properties fo:font-weight="bold" style:font-weight-asian="bold" style:font-weight-complex="bold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arnellID</text:p>
          </table:table-cell>
          <table:table-cell table:style-name="ce1" office:value-type="string" calcext:value-type="string">
            <text:p>Price@200 <text:s/></text:p>
          </table:table-cell>
          <table:table-cell table:style-name="ce1" office:value-type="string" calcext:value-type="string">
            <text:p>Mouser</text:p>
          </table:table-cell>
          <table:table-cell office:value-type="string" calcext:value-type="string">
            <text:p>Pa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GM111</text:p>
          </table:table-cell>
          <table:table-cell/>
          <table:table-cell table:style-name="ce2" office:value-type="float" office:value="7.18" calcext:value-type="float">
            <text:p>7.18</text:p>
          </table:table-cell>
          <table:table-cell table:style-name="Default" office:value-type="string" calcext:value-type="string">
            <text:p>634-BGM111A256V2 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RB521S30T1G</text:p>
          </table:table-cell>
          <table:table-cell office:value-type="float" office:value="2322476" calcext:value-type="float">
            <text:p>232247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RB521S30T1G</text:p>
          </table:table-cell>
          <table:table-cell office:value-type="float" office:value="2322476" calcext:value-type="float">
            <text:p>232247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1</text:p>
          </table:table-cell>
          <table:table-cell office:value-type="string" calcext:value-type="string">
            <text:p>NCP18XH103F03RB</text:p>
          </table:table-cell>
          <table:table-cell office:value-type="float" office:value="2456122" calcext:value-type="float">
            <text:p>2456122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float" office:value="2379939" calcext:value-type="float">
            <text:p>237993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 0.5%</text:p>
          </table:table-cell>
          <table:table-cell office:value-type="float" office:value="2379939" calcext:value-type="float">
            <text:p>2379939</text:p>
          </table:table-cell>
          <table:table-cell office:value-type="float" office:value="0.026" calcext:value-type="float">
            <text:p>0.02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PS78225DDCR</text:p>
          </table:table-cell>
          <table:table-cell/>
          <table:table-cell office:value-type="float" office:value="0.489" calcext:value-type="float">
            <text:p>0.489</text:p>
          </table:table-cell>
          <table:table-cell table:style-name="Default" office:value-type="string" calcext:value-type="string">
            <text:p>595-TPS78225DDCR 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AT-HLD-001</text:p>
          </table:table-cell>
          <table:table-cell/>
          <table:table-cell office:value-type="float" office:value="0.22" calcext:value-type="float">
            <text:p>0.22</text:p>
          </table:table-cell>
          <table:table-cell table:style-name="Default" office:value-type="string" calcext:value-type="string">
            <text:p>712-BAT-HLD-001 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X2301P,215</text:p>
          </table:table-cell>
          <table:table-cell/>
          <table:table-cell office:value-type="float" office:value="0.105" calcext:value-type="float">
            <text:p>0.105</text:p>
          </table:table-cell>
          <table:table-cell table:style-name="Default" office:value-type="string" calcext:value-type="string">
            <text:p>771-NX2301P2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X2301P,215</text:p>
          </table:table-cell>
          <table:table-cell/>
          <table:table-cell office:value-type="float" office:value="0.105" calcext:value-type="float">
            <text:p>0.105</text:p>
          </table:table-cell>
          <table:table-cell table:style-name="Default" office:value-type="string" calcext:value-type="string">
            <text:p>771-NX2301P21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IRLML6344TRPBF</text:p>
          </table:table-cell>
          <table:table-cell/>
          <table:table-cell office:value-type="float" office:value="0.138" calcext:value-type="float">
            <text:p>0.138</text:p>
          </table:table-cell>
          <table:table-cell table:style-name="Default" office:value-type="string" calcext:value-type="string">
            <text:p>942-IRLML6344TRPBF 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</text:p>
          </table:table-cell>
          <table:table-cell office:value-type="float" office:value="2446656" calcext:value-type="float">
            <text:p>244665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30R</text:p>
          </table:table-cell>
          <table:table-cell office:value-type="float" office:value="2446656" calcext:value-type="float">
            <text:p>2446656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u 10V</text:p>
          </table:table-cell>
          <table:table-cell office:value-type="float" office:value="2310637" calcext:value-type="float">
            <text:p>2310637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u 10V</text:p>
          </table:table-cell>
          <table:table-cell office:value-type="float" office:value="2310637" calcext:value-type="float">
            <text:p>2310637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n</text:p>
          </table:table-cell>
          <table:table-cell office:value-type="float" office:value="2310598" calcext:value-type="float">
            <text:p>231059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n</text:p>
          </table:table-cell>
          <table:table-cell office:value-type="float" office:value="2310598" calcext:value-type="float">
            <text:p>2310598</text:p>
          </table:table-cell>
          <table:table-cell office:value-type="float" office:value="0.002" calcext:value-type="float">
            <text:p>0.00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float" office:value="2446602" calcext:value-type="float">
            <text:p>24466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M</text:p>
          </table:table-cell>
          <table:table-cell office:value-type="float" office:value="2446602" calcext:value-type="float">
            <text:p>24466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M</text:p>
          </table:table-cell>
          <table:table-cell office:value-type="float" office:value="2446602" calcext:value-type="float">
            <text:p>24466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M</text:p>
          </table:table-cell>
          <table:table-cell office:value-type="float" office:value="2446602" calcext:value-type="float">
            <text:p>244660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3</text:p>
          </table:table-cell>
          <table:table-cell office:value-type="string" calcext:value-type="string">
            <text:p>KP-1608SURCK</text:p>
          </table:table-cell>
          <table:table-cell office:value-type="float" office:value="2449786" calcext:value-type="float">
            <text:p>2449786</text:p>
          </table:table-cell>
          <table:table-cell table:style-name="ce4" office:value-type="float" office:value="0.068" calcext:value-type="float">
            <text:p>0.068</text:p>
          </table:table-cell>
          <table:table-cell table:style-name="ce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Total:</text:p>
          </table:table-cell>
          <table:table-cell table:style-name="ce5" table:formula="of:=SUM([.D2:.D23])" office:value-type="float" office:value="8.583" calcext:value-type="float">
            <text:p>8.583</text:p>
          </table:table-cell>
          <table:table-cell table:style-name="ce5"/>
          <table:table-cell table:formula="of:=SUM([.F2:.F23])" office:value-type="float" office:value="78" calcext:value-type="float">
            <text:p>78</text:p>
          </table:table-cell>
          <table:table-cell table:formula="of:=0.03*[.F24]" office:value-type="float" office:value="2.34" calcext:value-type="float">
            <text:p>2.34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ce5" office:value-type="string" calcext:value-type="string">
            <text:p>+VAT (21%)</text:p>
          </table:table-cell>
          <table:table-cell table:style-name="ce5" table:formula="of:=[.D24]*1.2" office:value-type="float" office:value="10.2996" calcext:value-type="float">
            <text:p>10.2996</text:p>
          </table:table-cell>
          <table:table-cell table:style-name="ce5"/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rice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PCB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USD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style-name="ce2" office:value-type="string" calcext:value-type="string">
            <text:p>PCB</text:p>
          </table:table-cell>
          <table:table-cell table:style-name="ce7" office:value-type="currency" office:currency="EUR" office:value="1.112" calcext:value-type="currency">
            <text:p>€1.1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Muitai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EUR</text:p>
          </table:table-cell>
        </table:table-row>
        <table:table-row table:style-name="ro1">
          <table:table-cell table:style-name="Default" office:value-type="string" calcext:value-type="string">
            <text:p>Assembly</text:p>
          </table:table-cell>
          <table:table-cell table:style-name="ce8" office:value-type="currency" office:currency="EUR" office:value="2" calcext:value-type="currency">
            <text:p>€2.00</text:p>
          </table:table-cell>
          <table:table-cell/>
          <table:table-cell table:style-name="Default" table:number-columns-repeated="2"/>
          <table:table-cell table:number-columns-repeated="4"/>
          <table:table-cell table:formula="of:=SUM([.J28:.J29])" office:value-type="float" office:value="278" calcext:value-type="float">
            <text:p>278</text:p>
          </table:table-cell>
          <table:table-cell/>
        </table:table-row>
        <table:table-row table:style-name="ro1">
          <table:table-cell table:style-name="ce4" office:value-type="string" calcext:value-type="string">
            <text:p>Parts</text:p>
          </table:table-cell>
          <table:table-cell table:style-name="ce9" table:formula="of:=[.D25]" office:value-type="currency" office:currency="EUR" office:value="10.2996" calcext:value-type="currency">
            <text:p>€10.30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50Vnt</text:p>
          </table:table-cell>
          <table:table-cell table:number-columns-repeated="2"/>
          <table:table-cell table:formula="of:=[.J30]/250" office:value-type="float" office:value="1.112" calcext:value-type="float">
            <text:p>1.112</text:p>
          </table:table-cell>
          <table:table-cell office:value-type="string" calcext:value-type="string">
            <text:p>EUR/VNT</text:p>
          </table:table-cell>
        </table:table-row>
        <table:table-row table:style-name="ro1">
          <table:table-cell table:style-name="ce5" office:value-type="string" calcext:value-type="string">
            <text:p>Total</text:p>
          </table:table-cell>
          <table:table-cell table:style-name="ce10" table:formula="of:=SUM([.B29:.B31])" office:value-type="currency" office:currency="EUR" office:value="13.4116" calcext:value-type="currency">
            <text:p>€13.4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6" office:value-type="string" calcext:value-type="string">
            <text:p>+60%</text:p>
          </table:table-cell>
          <table:table-cell table:style-name="ce10" table:formula="of:=[.B32]*1.6" office:value-type="currency" office:currency="EUR" office:value="21.45856" calcext:value-type="currency">
            <text:p>€21.46</text:p>
          </table:table-cell>
          <table:table-cell/>
          <table:table-cell table:style-name="ce11" table:formula="of:=[.B33]*1.07" office:value-type="currency" office:currency="USD" office:value="22.9606592" calcext:value-type="currency">
            <text:p>$22.96</text:p>
          </table:table-cell>
          <table:table-cell table:style-name="ce11"/>
          <table:table-cell table:number-columns-repeated="6"/>
        </table:table-row>
        <table:table-row table:style-name="ro1">
          <table:table-cell table:style-name="ce5" office:value-type="string" calcext:value-type="string">
            <text:p>+60%</text:p>
          </table:table-cell>
          <table:table-cell table:style-name="ce10" table:formula="of:=[.B33]*1.6" office:value-type="currency" office:currency="EUR" office:value="34.333696" calcext:value-type="currency">
            <text:p>€34.33</text:p>
          </table:table-cell>
          <table:table-cell office:value-type="string" calcext:value-type="string">
            <text:p>EUR</text:p>
          </table:table-cell>
          <table:table-cell table:style-name="ce11" table:formula="of:=[.B34]*1.07" office:value-type="currency" office:currency="USD" office:value="36.73705472" calcext:value-type="currency">
            <text:p>$36.74</text:p>
          </table:table-cell>
          <table:table-cell table:style-name="ce11"/>
          <table:table-cell office:value-type="string" calcext:value-type="string">
            <text:p>USD</text:p>
          </table:table-cell>
          <table:table-cell table:number-columns-repeated="5"/>
        </table:table-row>
        <table:table-row table:style-name="ro1">
          <table:table-cell table:style-name="Default"/>
          <table:table-cell table:style-name="ce8"/>
          <table:table-cell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8:20:59.3936114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euz </meta:initial-creator>
    <meta:creation-date>2015-05-26T20:41:29.603926819</meta:creation-date>
    <meta:generator>LibreOffice/5.0.3.2$Linux_X86_64 LibreOffice_project/00m0$Build-2</meta:generator>
    <dc:date>2016-12-06T18:34:13.461064393</dc:date>
    <dc:creator>miceuz </dc:creator>
    <meta:editing-duration>PT3H25M29S</meta:editing-duration>
    <meta:editing-cycles>19</meta:editing-cycles>
    <meta:document-statistic meta:table-count="1" meta:cell-count="147" meta:object-count="0"/>
  </office:meta>
</office:document-meta>
</file>